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e5cb" officeooo:paragraph-rsid="000de5cb"/>
    </style:style>
    <style:style style:name="P2" style:family="paragraph" style:parent-style-name="Standard">
      <style:text-properties officeooo:rsid="00246915" officeooo:paragraph-rsid="00246915"/>
    </style:style>
    <style:style style:name="P3" style:family="paragraph" style:parent-style-name="Text_20_body">
      <style:text-properties officeooo:rsid="0014843d" officeooo:paragraph-rsid="001d0cfa"/>
    </style:style>
    <style:style style:name="P4" style:family="paragraph" style:parent-style-name="Text_20_body">
      <style:text-properties officeooo:rsid="00160a14" officeooo:paragraph-rsid="001d0cfa"/>
    </style:style>
    <style:style style:name="P5" style:family="paragraph" style:parent-style-name="Text_20_body">
      <style:text-properties officeooo:rsid="0017ab67" officeooo:paragraph-rsid="0017ab67"/>
    </style:style>
    <style:style style:name="P6" style:family="paragraph" style:parent-style-name="Text_20_body">
      <style:text-properties officeooo:rsid="0017ab67" officeooo:paragraph-rsid="00192ee0"/>
    </style:style>
    <style:style style:name="P7" style:family="paragraph" style:parent-style-name="Text_20_body">
      <style:text-properties officeooo:rsid="0017ab67" officeooo:paragraph-rsid="001d0cfa"/>
    </style:style>
    <style:style style:name="P8" style:family="paragraph" style:parent-style-name="Text_20_body">
      <style:text-properties officeooo:paragraph-rsid="00192ee0"/>
    </style:style>
    <style:style style:name="P9" style:family="paragraph" style:parent-style-name="Text_20_body">
      <style:text-properties officeooo:rsid="00192ee0" officeooo:paragraph-rsid="001d0cfa"/>
    </style:style>
    <style:style style:name="P10" style:family="paragraph" style:parent-style-name="Text_20_body">
      <style:text-properties officeooo:rsid="00192ee0" officeooo:paragraph-rsid="00192ee0"/>
    </style:style>
    <style:style style:name="P11" style:family="paragraph" style:parent-style-name="Text_20_body">
      <style:text-properties officeooo:rsid="001b2e40" officeooo:paragraph-rsid="001d0cfa"/>
    </style:style>
    <style:style style:name="P12" style:family="paragraph" style:parent-style-name="Text_20_body">
      <style:text-properties officeooo:paragraph-rsid="001d0cfa"/>
    </style:style>
    <style:style style:name="P13" style:family="paragraph" style:parent-style-name="Text_20_body">
      <style:text-properties officeooo:rsid="001dde07" officeooo:paragraph-rsid="001dde07"/>
    </style:style>
    <style:style style:name="P14" style:family="paragraph" style:parent-style-name="Text_20_body">
      <style:text-properties officeooo:rsid="001df206" officeooo:paragraph-rsid="001df206"/>
    </style:style>
    <style:style style:name="P15" style:family="paragraph" style:parent-style-name="Text_20_body">
      <style:text-properties officeooo:rsid="00211d1d" officeooo:paragraph-rsid="00211d1d"/>
    </style:style>
    <style:style style:name="P16" style:family="paragraph" style:parent-style-name="Text_20_body">
      <style:text-properties officeooo:rsid="00222512" officeooo:paragraph-rsid="00222512"/>
    </style:style>
    <style:style style:name="P17" style:family="paragraph" style:parent-style-name="Text_20_body">
      <style:text-properties officeooo:rsid="00246915" officeooo:paragraph-rsid="00246915"/>
    </style:style>
    <style:style style:name="P18" style:family="paragraph" style:parent-style-name="Text_20_body">
      <style:text-properties officeooo:rsid="0025e8cd" officeooo:paragraph-rsid="0025e8cd"/>
    </style:style>
    <style:style style:name="P19" style:family="paragraph" style:parent-style-name="Text_20_body">
      <style:text-properties officeooo:rsid="0027342a" officeooo:paragraph-rsid="0027342a"/>
    </style:style>
    <style:style style:name="P20" style:family="paragraph" style:parent-style-name="Text_20_body">
      <style:text-properties officeooo:rsid="001df206" officeooo:paragraph-rsid="001df206"/>
    </style:style>
    <style:style style:name="P21" style:family="paragraph" style:parent-style-name="Text_20_body">
      <style:text-properties officeooo:rsid="00205f51" officeooo:paragraph-rsid="001d0cfa"/>
    </style:style>
    <style:style style:name="P22" style:family="paragraph" style:parent-style-name="Text_20_body">
      <style:text-properties officeooo:rsid="0027342a" officeooo:paragraph-rsid="0027342a"/>
    </style:style>
    <style:style style:name="P23" style:family="paragraph" style:parent-style-name="Text_20_body">
      <style:text-properties officeooo:rsid="00286979" officeooo:paragraph-rsid="00286979"/>
    </style:style>
    <style:style style:name="P24" style:family="paragraph" style:parent-style-name="Heading_20_1">
      <style:text-properties officeooo:paragraph-rsid="001d0cfa"/>
    </style:style>
    <style:style style:name="T1" style:family="text">
      <style:text-properties officeooo:rsid="0011662a"/>
    </style:style>
    <style:style style:name="T2" style:family="text">
      <style:text-properties officeooo:rsid="001258b5"/>
    </style:style>
    <style:style style:name="T3" style:family="text">
      <style:text-properties officeooo:rsid="00145dd1"/>
    </style:style>
    <style:style style:name="T4" style:family="text">
      <style:text-properties officeooo:rsid="00192ee0"/>
    </style:style>
    <style:style style:name="T5" style:family="text">
      <style:text-properties officeooo:rsid="001b2e40"/>
    </style:style>
    <style:style style:name="T6" style:family="text">
      <style:text-properties officeooo:rsid="001d0cfa"/>
    </style:style>
    <style:style style:name="T7" style:family="text">
      <style:text-properties officeooo:rsid="001dde07"/>
    </style:style>
    <style:style style:name="T8" style:family="text">
      <style:text-properties officeooo:rsid="001ec13f"/>
    </style:style>
    <style:style style:name="T9" style:family="text">
      <style:text-properties officeooo:rsid="0022c53e"/>
    </style:style>
    <style:style style:name="T10" style:family="text">
      <style:text-properties officeooo:rsid="00246915"/>
    </style:style>
    <style:style style:name="T11" style:family="text">
      <style:text-properties officeooo:rsid="0025e8cd"/>
    </style:style>
    <style:style style:name="T12" style:family="text">
      <style:text-properties officeooo:rsid="0027342a"/>
    </style:style>
    <style:style style:name="T13" style:family="text">
      <style:text-properties officeooo:rsid="002780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O – projet final – Pet Saver</text:p>
      <text:p text:style-name="P2">Cécile Guitel</text:p>
      <text:p text:style-name="P2">Valentina Fedchenko</text:p>
      <text:p text:style-name="P1"/>
      <text:p text:style-name="P1">IG : interface graphique</text:p>
      <text:p text:style-name="P1">IT : interface terminale</text:p>
      <text:h text:style-name="Heading_20_1" text:outline-level="1">Principe<text:span text:style-name="T6">s et fonctionnement</text:span></text:h>
      <text:h text:style-name="Heading_20_2" text:outline-level="2">Enfr<text:span text:style-name="T12">e</text:span>intes au sujet</text:h>
      <text:p text:style-name="P18"><text:span text:style-name="T12">Les n</text:span>iveaux <text:span text:style-name="T12">sont </text:span>générés aléatoirement en se basant sur le nombre du niveau <text:span text:style-name="T12">et non pas sauvegardés dans des fichiers</text:span>. <text:span text:style-name="T12">Cela veut dire qu’ils ne sont pas fixes ni très différents les uns des autres</text:span>, mais <text:span text:style-name="T12">aussi qu’il n’y a </text:span>pas de limite de niveau.</text:p>
      <text:p text:style-name="P18"><text:span text:style-name="T13">Il n’y a p</text:span>as d’obstacles fixes.</text:p>
      <text:p text:style-name="P19"><text:span text:style-name="T13">Il n’y a p</text:span>as de joueur robot. L’option démo est là, mais la fonction ne fait rien.</text:p>
      <text:h text:style-name="Heading_20_2" text:outline-level="2">Modèle/vue/controleur <text:span text:style-name="T10">et généricité</text:span></text:h>
      <text:p text:style-name="Text_20_body">La vue et le controleur sont tous les deux représentés par des classes abstraites, dont héritent une version graphique et une version terminale. <text:span text:style-name="T10">On avait commencé par utiliser des interfaces, mais on a vite basculé sur des classes abstraites. En effet, on définit le</text:span> fonctionement interne de ces classes, pas la façon dont elles sont utilisées par d'autres objets.</text:p>
      <text:p text:style-name="Text_20_body"><text:span text:style-name="T10">Cette généricité</text:span> permet de garder le même code pour la partie modèle, qui n’a pas besoin de savoir si la Vue est une VueIG ou une VueIT, à une exception près. <text:span text:style-name="T10">Dans l’appel de vue.miseAJourJoueurs (Joueur.nouveauJoueur) et vue.miseAJourPlateau, qui sont conditionnés par le type de la vue. Cela s'explique par le fait qu'on implémente les menus avec des ActionListener dans VueIG, et avec une forme de récursivité dans VueIT. Dans VueIG, on sort de la fonction avant d'avoir pris la décision. Dans VueIT, on y est encore, et on ne peut donc pas accéder à des variables déclarées après dans la fonction appelante. Cela cause des problèmes dans les constructeurs. Il existe probablement un moyen de régler le problème qui respecte la généricité.</text:span></text:p>
      <text:p text:style-name="Text_20_body">Le modèle est constitué <text:span text:style-name="T4">en premier lieu de la classe Joueur et du répertoire,</text:span> où l’on sauvegarde l’avancement des joueurs <text:span text:style-name="T4">grâce à Serializable</text:span>, et <text:span text:style-name="T4">ensuite des classes Partie, Plateau, Pièce, Bloc et Animal</text:span>.</text:p>
      <text:p text:style-name="Text_20_body">Dans une première version VMC, après la version système/communication, on avait une classe hybride contrôleur/vue pour l'affichage en terminal. Poser les définitions des fonctions dans les interfaces Controleur et Vue posait alors un problème au niveau des arguments, car cette classe V/C était utilisée pour obtenir <text:span text:style-name="T10">et pour</text:span> traiter une information, et les fontions ne prenaient donc pas d'arguments. Dans la version graphique, le controleur ne fait que traiter une information que la vue lui transmet, et il fallait donc passer ces informations d'une façon ou d'une autre. Avec l'élaboration du schéma VMC en IG sont apparues les vraies places des fonctions de cette classe hybride. La séparer en deux est assez artificiel, et entraine beaucoup de va-et-viens de fonctions qui ne font qu'en appeler d'autres d'une classe à l'autre, mais cela nous permet (de 1) d'uniformiser avec nos classes abstraites et (de 2) de reste fidèles au schéma VMC.</text:p>
      <text:p text:style-name="P17"><text:soft-page-break/>Notre cloisonnement VMC n’est pas parfait. Nous reviendrons sur ce point.</text:p>
      <text:h text:style-name="Heading_20_2" text:outline-level="2"><text:span text:style-name="T4">Déroulement du jeu</text:span> :</text:h>
      <text:p text:style-name="P8"><text:span text:style-name="T4">Le jeu se fait en deux étapes,</text:span> <text:span text:style-name="T4">l’initialisation ou environnement (</text:span>menuInitialisation<text:span text:style-name="T4">)</text:span> puis <text:span text:style-name="T4">la partie (</text:span>menuJouer<text:span text:style-name="T4">)</text:span>. En IT, <text:span text:style-name="T4">ces étapes</text:span> sont gérées <text:span text:style-name="T4">entièrement par ces deux</text:span> fonctions. En IG, <text:span text:style-name="T4">ces fonctions créent </text:span>deux cartes dans un CardLayout.</text:p>
      <text:p text:style-name="P6">Dans menuInitialisation, on peut voir les règles et gérer les sauvegardes des objets Joueur, sauvegardés par sérialisation. Il manque une option pour supprimer les joueurs. Une fois un joueur choisi ou créé, un objet Partie est créé et menuJouer est lancé. L’objet Partie gère un historique de Plateau créé par clonage, ce qui permet d’annuler les coups. L’annulation est définitive.</text:p>
      <text:p text:style-name="P5">Les coups (cliquer sur un bloc ou utiliser une fusée) sont gérés par la classe Plateau. MenuJouer passe les instructions à la Partie, qui les passe ensuite au Plateau. La communication entre le controleur et le système passe alors par l’objet Partie.</text:p>
      <text:p text:style-name="P10">Quand le joueur a gagné, son niveau augmente et est sauvegardé, la Partie est finie, et on retombe sur menuInitialisation. Il faut donc rechoisir le joueur pour continuer.</text:p>
      <text:h text:style-name="Heading_20_2" text:outline-level="2"><text:span text:style-name="T4">Fonctionnement du p</text:span>lateau :</text:h>
      <text:p text:style-name="P8">Pour gérer les bords du tableau, on a d'abord ajouté une bordure de cases null. Ensuite, on a opté pour des blocs try/catch qui permettent de gérer les exceptions IndexOutOfBound. Cela facilite l'écriture des boucles de parcours du tableau et alège les conditions.</text:p>
      <text:p text:style-name="Text_20_body">On a voulu garder la nomenclature de x et y ainsi que l'abcisse en bas à gauche, afin de faciliter le repérage. C'est un choix personnel, on aurait aussi bien pu parler de hauteur et de largeur, et mettre les 0 dans un autre coin. Mettre le haut du tableau au bord opposé de 0 facilite l'écriture des fonctions comme gravite(), avec des boucles d'incrémentation positives, mais on doit alors renverser l'ordre de parcours pour certaines fonctions comme ajouteAnimaux() et toString().</text:p>
      <text:p text:style-name="Text_20_body">Pour introduire un élément de hasard, nous utilisons un objet Random. Cela suffit amplement pour ajouteAnimaux. Cependant, il aurait été intéressant de pouvoir contrôler la probabilité de deux blocs voisins de même couleur. Nous avions pensé à utiliser une distribution de probabilité pour cela, mais n'avons pas trouvé d'outils pour le faire. Nous avons donc décidé de gérer ce facteur de difficulté grâce au nombre de couleurs.</text:p>
      <text:p text:style-name="Text_20_body">On a <text:span text:style-name="T3">fait le choix</text:span> que la taille minimale d'un groupe de blocs voisins de même couleur pour pouvoir le détruire soit 2. Nous avons aussi écrit une fonction pour si le minimum était de 3, sauvegardée dans <text:span text:style-name="T5">le fichier ‘blocDestructible 3’</text:span>.</text:p>
      <text:h text:style-name="Heading_20_2" text:outline-level="2">Fonctionnement de<text:span text:style-name="T7">s</text:span> interface<text:span text:style-name="T7">s</text:span> <text:span text:style-name="T7">visuelles</text:span> :</text:h>
      <text:p text:style-name="P13">Les classes Vue ont deux fonctions principales, menuInitialisation et menuJouer, ainsi que deux fonctions de mise à jour de la vue et deux fonctions appelées par les fonctions principales. Ces fonctions sont implémentées différemment par VueIT et VueIG <text:span text:style-name="T13">et sont donc abstraites.</text:span></text:p>
      <text:p text:style-name="P13">VueIT utilise un Scanner ainsi que des fonctions auxiliaires (demandeIntCheck et autres) afin de demander des informations à l’utilisateur.</text:p>
      <text:p text:style-name="P13"><text:soft-page-break/>VueIG, elle, utilise un système de CardLayout <text:span text:style-name="T8">qui remplit toute la fenêtre, et les fonctions de menu y ajoutent la carte correspondante </text:span>(CarteMenuInitialisation <text:span text:style-name="T13">et </text:span>CarteMenuJouer). Ces cartes sont définies par la classe abstraite mère CarteMenu, <text:span text:style-name="T13">et ont</text:span> deux panels : à gauche, le menu des boutons, avec des éléments visuels communs (les décorations en pattes de chat, par la classe interne PanelImage, les labels du programme), à droite, un panel laissé vide pour le contenu. <text:span text:style-name="T13">La</text:span> classe <text:span text:style-name="T13">mère </text:span>met à disposition les fonctions nécessaires pour rajouter des éléments : ajouterActions, ajouterLabel, setContenuDroite.</text:p>
      <text:p text:style-name="P14">Cette dernière fonction setContenuDroite s’est avérée nécéssaire car avons remarqué que si l'on utilisait attributContenu = nouveauContenu, l'affichage n'était pas mis à jour. La solution que l'on a trouvé est de faire attributConteneur.add(nouveauContenu). Il existe probablement une meilleur méthode.</text:p>
      <text:p text:style-name="P14">La classe CarteMenu dicte aussi deux fonctions, setUpActions et setUpContenu.</text:p>
      <text:p text:style-name="P14">Une CarteMenu a en contenuDroite un autre GridLayout avec deux cartes, carteRegles et carteChoisirJoueur. On a choisit d'utiliser des classes internes car ces cartes ne sont sensées être utilisées qu'avec ce menu/cette classe englobante là, mais la longeur du fichier justifierait probablement de les externaliser.</text:p>
      <text:h text:style-name="P24" text:outline-level="1"><text:span text:style-name="T2">R</text:span>este à faire :</text:h>
      <text:h text:style-name="Heading_20_2" text:outline-level="2">Problèmes répertoriés :</text:h>
      <text:p text:style-name="P23">Il manque l’affichage du plateau, du nombre de fusées et de coups restants. Notre programme n’est pas du tout threadsafe. Les toString sont dans la partie modèle, et on n’est pas sûres si elles ne devraient pas être dans la partie vue.</text:p>
      <text:p text:style-name="P12">Piece : On avait pensé à déclarer clone() ici, mais on ne peut alors plus accéder à super.clone() dans Animal et Bloc. Il existe probablement une façon de faire ça proprement, probablement en récupérant le type (animal ou bloc) dans une variable type et en mettant la fonction clone() dans Piece ?</text:p>
      <text:p text:style-name="P12">Animal : on fait %26, ce qui veut dire 26 icones animaux dans la vue IG...</text:p>
      <text:p text:style-name="P12">Vue : La conversion toString est dans les classes du modèle en IT et dans les classes de la vue en IG. Il faudrait déplacer les toString() vers VueIT.</text:p>
      <text:p text:style-name="P12">VMC : les interactions modèle → vue et controleur vue → ne passent pas <text:span text:style-name="T4">toutes </text:span>par le même chemin. Il faudrait uniformiser le principe : soit on passe toujours par une classe qui ensuite fait le relai (pour la partie menuJouer, la classe Partie), soit on va au plus court. Et comment communiquer et garder les références nécéssaires ? Par arguments du constructeur+attributs de classe ? Par getters ? Etc.</text:p>
      <text:p text:style-name="P4">Private/protected : <text:span text:style-name="T7">à cause de l’héritage des classes abstraites, on est obligés de mettre en protected des fonctions qu’on aurait voulues private à chaque classe fille (setUpContenu et setUpActions, par exemple). Comment faire pour garder la restriction tout en permettant l’héritage ? Une piste : les packages.</text:span></text:p>
      <text:p text:style-name="P9">Demo : démo</text:p>
      <text:p text:style-name="P11"><text:soft-page-break/>if (vue instanceof VueIG) {vue.miseAJour…}  : pas bien pour la généricité !</text:p>
      <text:p text:style-name="P7">Joueur : dans menuInitialisation, il faudrait pouvoir supprimer des joueurs.</text:p>
      <text:p text:style-name="P21">IG : un UImanager ou des classes auxiliaires ou quelque chose qui permette de gérer un style au lieu de copier-coller les mêmes lignes de setBackground et setFont. On a fait un pas dans cette voie avec CarteContenu, la petite classe abstraite interne à CarteMenuInitialisation, mais il faudrait élargir le principe à toute la vueIG.</text:p>
      <text:p text:style-name="P15">Affichage des règles en IG : le JScrollPane ne change pas de taille dynamiquement. Sans setSize(), il fait un long rectangle fin qui dépasse de la fenêtre et dont la barre de scroll est complètement inutile. C’est peut-être une histoire d’avoir choisi un LayoutManager qui ne sait pas gérer JScrollPane ?</text:p>
      <text:h text:style-name="Heading_20_2" text:outline-level="2">Améliorations <text:span text:style-name="T6">possibles</text:span> :</text:h>
      <text:p text:style-name="P12"><text:span text:style-name="T1">Plateau et partie : x</text:span>max <text:span text:style-name="T1">du plateau </text:span>est limité à 10 à cause de à l'affichage sur terminal, qui utilise des chiffres. On aurait pu imaginer utiliser des lettres pour les blocs et des chiffres pour les animaux. De même, dans les faits, notre code ne génerera pas de plateau avec xmax &lt; 10, mais la possibilité vaudrait la peine d’être exploitée.</text:p>
      <text:p text:style-name="P12">Même chose pour couleurs, animaux et ymax, qui augmentent de manière linéaire avant d’atteindre soudainement une limite. Il serait plus intéressant d’avoir une courbe qui tend progressivement vers cette limite (cf la fonction Partie.plateauSelonNiveau()).</text:p>
      <text:p text:style-name="P12"><text:span text:style-name="T1">c</text:span>oupsTotal <text:span text:style-name="T1">de <text:s/>Partie </text:span>est constant. Il pourrait être intéressant de changer ça <text:span text:style-name="T1">(cf Partie()). </text:span>fusees est aussi constant.</text:p>
      <text:p text:style-name="P12">Score : le score est une fonctionnalité très importante de tout jeu. Avec un peu plus de temps, on l’aurait implémentée en rajoutant un attribut à Joueur, et en permettant à l’utilisateur d’acheter des fusées avec les points gagnés.</text:p>
      <text:p text:style-name="P12">Visuels : le nombre d’espèces d’animaux est fixé à 3 dans ajouteAnimaux dans Plateau.</text:p>
      <text:p text:style-name="P3">Mauvais coups et annulations : pour gérer les coups impossibles, on utilise des catch/try dans les fonctions du Plateau ainsi que des conditions if dans les fonctions auxiliaires de VueIT. Ça marche, mais ce n’est pas forcément la solution la plus élégante, <text:span text:style-name="T9">notamment parce que les conditions ifs nécéssitent de récupérer les dimensions du plateau avec this.partie.getPlateauCourant().getXMax(), ce qu’il serait mieux d’éviter pour le cloisonnement VMC. </text:span>On ne fait pas non plus la différence entre un coup qui marche et un coup qui ne fait rien, les deux sont comptés comme des coups excécutés. De même, annuler un coup est compté comme un coup en soit. On pourrait imaginer utiliser un système d’exceptions pour gérer les mauvais coups, ainsi que des retours de boolean true si le coup marche, false sinon, qui permettraient de ne pas les compatibiliser.</text:p>
      <text:p text:style-name="P9">Fin de partie : il faudrait proposer au joueur de continuer sur le niveau suivant au lieu de retomber sur menuInitialisation</text:p>
      <text:p text:style-name="P16">Choix du niveau : on pourrait imaginer demander au joueur quel niveau il veut jouer, avec une limite posée par les niveaux atteints.</text:p>
      <text:p text:style-name="P19">Génération des niveaux : générer automatiquement des plateaux selon l’int niveau marche bien, mais il aurait été intéressant d’avoir plus de modulabilité. On pourrait implémenterait <text:span text:style-name="T11">des premiers </text:span><text:soft-page-break/><text:span text:style-name="T11">niveaux pré-faits </text:span>à désérialisé<text:span text:style-name="T11">, puis </text:span>une fois le dernier niveau atteint, les <text:span text:style-name="T11">génér</text:span>er comme on le fait maintenant<text:span text:style-name="T11">.</text:span></text:p>
      <text:p text:style-name="P23">Bravo et fenêtre popup : la fonction bravo ne fait rien dans la version graphique. Il serait intéressant de pouvoir créer des fenêtres popup pour communiquer des informations avec le joueur (comme, par exemple, « vous avez gagné ! »). Cela nécéssiterait probablement une révision de la classe VueIG afin de pouvoir ajouter un élément sur les autres, chose que l’on a pas réussi à faire pour ajouter le fond derrière les options du menu. Sinon, on pourrait imaginer créer d’autres cartes menu.</text:p>
      <text:h text:style-name="Heading_20_1" text:outline-level="1">Annexes</text:h>
      <text:p text:style-name="P17">Schéma d<text:span text:style-name="T11">u déroulement</text:span></text:p>
      <text:p text:style-name="P17">Schémas d<text:span text:style-name="T11">es</text:span> cla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2T13:45:35.184314999</meta:creation-date>
    <dc:date>2021-01-02T23:01:59.997933356</dc:date>
    <meta:editing-duration>PT1H26M34S</meta:editing-duration>
    <meta:editing-cycles>14</meta:editing-cycles>
    <meta:generator>LibreOffice/6.0.7.3$Linux_X86_64 LibreOffice_project/00m0$Build-3</meta:generator>
    <meta:document-statistic meta:table-count="0" meta:image-count="0" meta:object-count="0" meta:page-count="5" meta:paragraph-count="60" meta:word-count="2010" meta:character-count="12468" meta:non-whitespace-character-count="10514"/>
  </office:meta>
</office:document-meta>
</file>